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style>
    <style:style style:name="P4" style:family="paragraph" style:parent-style-name="Standard" style:list-style-name="L1">
      <style:paragraph-properties fo:text-align="start" style:justify-single-word="false"/>
    </style:style>
    <style:style style:name="P5" style:family="paragraph" style:parent-style-name="Standard" style:list-style-name="L2">
      <style:paragraph-properties fo:text-align="start" style:justify-single-word="false"/>
    </style:style>
    <style:style style:name="P6" style:family="paragraph" style:parent-style-name="Standard" style:list-style-name="L3">
      <style:paragraph-properties fo:text-align="start" style:justify-single-word="false"/>
    </style:style>
    <style:style style:name="P7" style:family="paragraph" style:parent-style-name="Standard" style:list-style-name="L4">
      <style:paragraph-properties fo:text-align="start" style:justify-single-word="false"/>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VELOPER MANUAL</text:p>
      <text:p text:style-name="P1"/>
      <text:list xml:id="list483860851" text:style-name="L1">
        <text:list-item>
          <text:p text:style-name="P4">Table of contents:</text:p>
        </text:list-item>
      </text:list>
      <text:p text:style-name="P1"/>
      <text:list xml:id="list1993051396" text:style-name="L2">
        <text:list-item>
          <text:p text:style-name="P5">Introduction:</text:p>
        </text:list-item>
      </text:list>
      <text:p text:style-name="P2"/>
      <text:p text:style-name="P2"/>
      <text:p text:style-name="P2"/>
      <text:list xml:id="list1872083536" text:continue-numbering="true" text:style-name="L2">
        <text:list-item>
          <text:p text:style-name="P5">goals:</text:p>
        </text:list-item>
      </text:list>
      <text:p text:style-name="P2"/>
      <text:p text:style-name="P2"/>
      <text:p text:style-name="P2"/>
      <text:list xml:id="list1636862055" text:continue-numbering="true" text:style-name="L2">
        <text:list-item>
          <text:p text:style-name="P5">Software architectures: </text:p>
        </text:list-item>
      </text:list>
      <text:p text:style-name="P2"/>
      <text:p text:style-name="P2"><text:tab/><text:tab/>The DeathRay software was developed in two parts to achieve its goals. For that, The control architecture of software contains a FPGA part and Gpib devices part. We have these two parts because of the natural processing of them. The FPGA part has unique characteristics. Moreover, the Gpib device has its own unique characteristics too. These characteristics are different in term of connection, output/input methods, results, control, behavior, and other factors. In this manual, we will deal with each part individually. Also, there is an GUI architecture software. This architecture deals with end user. Also, it puts the low control architecture division under one environment (roof) to be controlled from. We are going to call the control architecture as the “low lever/layer” and the GUI architecture as “high level/layer”. </text:p>
      <text:p text:style-name="P2"/>
      <text:list xml:id="list77862459" text:style-name="L3">
        <text:list-item>
          <text:p text:style-name="P6">Low level: </text:p>
        </text:list-item>
      </text:list>
      <text:p text:style-name="P2"/>
      <text:list xml:id="list1500989274" text:style-name="L4">
        <text:list-item>
          <text:list>
            <text:list-item>
              <text:p text:style-name="P7">FPGA: </text:p>
            </text:list-item>
          </text:list>
        </text:list-item>
      </text:list>
      <text:p text:style-name="P2"/>
      <text:p text:style-name="P2"/>
      <text:list xml:id="list580124728" text:continue-numbering="true" text:style-name="L4">
        <text:list-item>
          <text:list>
            <text:list-item>
              <text:p text:style-name="P7">Gpib: </text:p>
            </text:list-item>
          </text:list>
        </text:list-item>
      </text:list>
      <text:p text:style-name="P2"/>
      <text:p text:style-name="P2"><text:tab/><text:tab/>Gpib is a network protocol. It stands fo<text:span text:style-name="T1">r “General Purpose Interface Bus”. It is short range digital communications bus specification. Under IEEE, it is called “IEEE-488.1”. <text:s/>It is widely used in automated test and measurement instruments. <text:s/>It has a standardization. It uses “Standard Commands for Programmable Instruments” (SCPI). The SCPI is a standard for syntax and commands to use in controlling programmable test and measurement devices. Under IEEE, it is “IEEE-488.2”. For the software, all devices (except FPGA) supports Gpib network protocol. For that, the software controls these devices via Gpib network by using SCPI commands. Few of SCPI commands are same in every single device (for example, “*IDN?” , “syst:err?”, and few others). However, there are many commands are similar in wide range of devic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mputer </meta:initial-creator>
    <meta:creation-date>2012-04-09T07:13:09</meta:creation-date>
    <dc:date>2012-04-09T11:47:48</dc:date>
    <dc:creator>computer </dc:creator>
    <meta:editing-duration>PT16M27S</meta:editing-duration>
    <meta:editing-cycles>5</meta:editing-cycles>
    <meta:generator>LibreOffice/3.5$Linux_X86_64 LibreOffice_project/281b639-6baa1d3-ef66a77-d866f25-f36d45f</meta:generator>
    <meta:document-statistic meta:table-count="0" meta:image-count="0" meta:object-count="0" meta:page-count="1" meta:paragraph-count="10" meta:word-count="275" meta:character-count="1748" meta:non-whitespace-character-count="1489"/>
  </office:meta>
</office:document-meta>
</file>